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Jaqueline Schnitzer MKB2 278020<text:line-break/>Aufgaben</text:p>
      <text:p text:style-name="Standard">Figuren:</text:p>
      <text:p text:style-name="Standard">Erstellung des Männchens das auf die Kamera zu läuft:</text:p>
      <text:p text:style-name="Standard">Körperform und Füße erstellt</text:p>
      <text:p text:style-name="Standard">Arme und Hände modelliert</text:p>
      <text:p text:style-name="Standard">Augen erstellt</text:p>
      <text:p text:style-name="Standard">Ein Steuerpunkt außerhalb des Körpers erzeugt ein Augenrollen</text:p>
      <text:p text:style-name="Standard">Zunge modelliert</text:p>
      <text:p text:style-name="Standard">Ebenfalls durch Steuerungspunkte am mittleren und hinteren Teil der Zunge, bringt diese zum bewegen</text:p>
      <text:p text:style-name="Standard">Knochen eingefügt, zur späteren Bewegung der Arme</text:p>
      <text:p text:style-name="Standard">Felltextur erzeugt und farblich angepasst</text:p>
      <text:p text:style-name="Standard"/>
      <text:p text:style-name="Standard">Radiergummi:</text:p>
      <text:p text:style-name="Standard">Die ursprüngliche Idee war, einen der Figuren einen Radiergummi anfressen zu lassen. Diese Idee wurde aber im Laufe des Projektes verworfen.</text:p>
      <text:p text:style-name="Standard">Erstellung des Radiergummis.</text:p>
      <text:p text:style-name="Standard">Erstellung eines weitern Exemplares mit Bissabdrücken.</text:p>
      <text:p text:style-name="Standard"/>
      <text:p text:style-name="Standard">Film:</text:p>
      <text:p text:style-name="Standard">Alle Figuren auf eine DIN A4 Seite gezeichnet</text:p>
      <text:p text:style-name="Standard">Aufbau der Szene</text:p>
      <text:p text:style-name="Standard">Darstellerin im Film</text:p>
      <text:p text:style-name="Standard"/>
      <text:p text:style-name="Standard">Animation:</text:p>
      <text:p text:style-name="Standard">Da mein PC leider nicht die erforderliche Leistung mitbrachte um zu animieren, übernahm dankenswerterweise Melvin Busch die Animation meiner erstellten Figur. Zu diesem Zeitpunkt befand ich mich auf Grund von Bewerbungsgesprächen in meiner Heimat und hatte somit nicht die Möglichkeit auf anderen PCs (z. B. Hochschulcomputer) umzusteigen.</text:p>
      <text:p text:style-name="Standard"/>
      <text:p text:style-name="Standard">Feinschliff:</text:p>
      <text:p text:style-name="Standard">Schnitt</text:p>
      <text:p text:style-name="Standard">Audio</text:p>
      <text:soft-page-break/>
      <text:p text:style-name="Standard">Color Grading</text:p>
      <text:p text:style-name="Standard"/>
      <text:p text:style-name="Standard">Präsentation:<text:s/></text:p>
      <text:p text:style-name="Standard">Für die Defizite im Animieren übernahm ich deswegen die Erstellung der Präsentation.<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queline Schnitzer</meta:initial-creator>
    <dc:creator>Jaqueline Schnitzer</dc:creator>
    <meta:creation-date>2018-07-14T12:34:00Z</meta:creation-date>
    <dc:date>2018-07-14T13:18:00Z</dc:date>
    <meta:template xlink:href="Normal.dotm" xlink:type="simple"/>
    <meta:editing-cycles>4</meta:editing-cycles>
    <meta:editing-duration>PT0S</meta:editing-duration>
    <meta:document-statistic meta:page-count="2" meta:paragraph-count="2" meta:word-count="174" meta:character-count="1271" meta:row-count="9" meta:non-whitespace-character-count="1099"/>
  </office:meta>
</office:document-meta>
</file>